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3b7a" officeooo:paragraph-rsid="00153b7a"/>
    </style:style>
    <style:style style:name="P2" style:family="paragraph" style:parent-style-name="Standard">
      <style:text-properties officeooo:rsid="00164412" officeooo:paragraph-rsid="001644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ver Set</text:p>
      <text:p text:style-name="P1"></text:p>
      <text:p text:style-name="P1">ideas and innovations</text:p>
      <text:p text:style-name="P1"/>
      <text:p text:style-name="P1">Following the suggestions given by the instructions the algorithm was developed. The code searches for a solution and will find one at or before it includes all subsets in the solution. Then the search is shortened by this solution because no solutions past that many subsets is searched. The algorithm follows n choose k without replacement to narrow the search field. It also uses a table to quickly determine if a path could result in a solution with given set of parameters. These parameters are the number of subsets currently, the last subset added, and the current sum. By sorting the subsets by length, a modified greedy approach is the first solution obtained. Partial solutions keep an integer array the size of the universal set that keep track of added and removed integers from the subsets. This allows <text:s/>quickly adding and removing subsets and checking for solutions. </text:p>
      <text:p text:style-name="P1"/>
      <text:p text:style-name="P1">Observations regarding the difficulty</text:p>
      <text:p text:style-name="P1"/>
      <text:p text:style-name="P2">This problem is a NP-complete. The time to get the optimal answer can be a long time for the larger problem sets. The hard part was finding effective pruning methods. <text:s/></text:p>
      <text:p text:style-name="P1"/>
      <text:p text:style-name="P1">Performance of your code</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30T22:45:53.874977850</meta:creation-date>
    <dc:date>2014-11-30T23:25:51.413486499</dc:date>
    <meta:editing-duration>PT9M37S</meta:editing-duration>
    <meta:editing-cycles>1</meta:editing-cycles>
    <meta:document-statistic meta:table-count="0" meta:image-count="0" meta:object-count="0" meta:page-count="1" meta:paragraph-count="7" meta:word-count="190" meta:character-count="1142" meta:non-whitespace-character-count="952"/>
    <meta:generator>LibreOffice/4.2.7.2$Linux_X86_64 LibreOffice_project/420m0$Build-2</meta:generator>
  </office:meta>
</office:document-meta>
</file>